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svg:stroke-width="0.051cm" draw:marker-start="Line_20_Arrow" draw:marker-start-width="0.254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5" style:family="paragraph">
      <style:text-properties fo:font-size="14pt" fo:font-style="normal" style:font-size-asian="14pt" style:font-style-asian="normal" style:font-size-complex="14pt" style:font-style-complex="normal"/>
    </style:style>
    <style:style style:name="P6" style:family="paragraph">
      <style:text-properties fo:font-family="Symbol"/>
    </style:style>
    <style:style style:name="P7" style:family="paragraph">
      <style:text-properties fo:font-style="italic" style:font-style-asian="italic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family="Symbol"/>
    </style:style>
    <style:style style:name="T5" style:family="text">
      <style:text-properties style:text-position="33% 58%" fo:font-family="Symbo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.674cm" svg:height="0.718cm" svg:x="6.58cm" svg:y="6.679cm" svg:viewBox="0 0 1675 719" svg:d="m0 712c275-153 344-215 344-215l291-382 191-115 123 77 183 214 222 260 321 168">
          <text:p text:style-name="P2"/>
        </draw:path>
        <draw:path draw:style-name="gr1" draw:text-style-name="P1" draw:layer="layout" svg:width="2.003cm" svg:height="1.353cm" svg:x="6.419cm" svg:y="5.218cm" svg:viewBox="0 0 2004 1354" svg:d="m0 642c183-99 306-252 306-252l252-352 99-38 146 114 115 368 137 505 92 198 92 138 61 31 191-115 207-360 145-130 161-61">
          <text:p text:style-name="P2"/>
        </draw:path>
        <draw:path draw:style-name="gr1" draw:text-style-name="P1" draw:layer="layout" svg:width="2.333cm" svg:height="1.146cm" svg:x="6.227cm" svg:y="3.848cm" svg:viewBox="0 0 2334 1147" svg:d="m0 597c130-39 283-199 283-199l138-199 92-130 84-69 107 46 100 214 84 329 122 367 123 191 76-30 107-214 130-498 54-206 92-153 107-31 122 84 145 230 146 161 176 99h46">
          <text:p text:style-name="P2"/>
        </draw:path>
        <draw:path draw:style-name="gr1" draw:text-style-name="P1" draw:layer="layout" svg:width="2.562cm" svg:height="1.17cm" svg:x="6.082cm" svg:y="2.31cm" svg:viewBox="0 0 2563 1171" svg:d="m0 589c138-46 237-137 237-137l161-176 99-176 92-77 54-23 107 61 76 222 77 329 61 253 99 160 115-61 122-375 54-283 84-161h107l62 131 84 283 76 367 38 115 69 130 123-39 229-244 161-192 176-99">
          <text:p text:style-name="P2"/>
        </draw:path>
        <draw:path draw:style-name="gr1" draw:text-style-name="P1" draw:layer="layout" svg:width="1.277cm" svg:height="0.764cm" svg:x="10.879cm" svg:y="6.618cm" svg:viewBox="0 0 1278 765" svg:d="m0 757c123-69 192-122 192-122l168-237 153-268 115-130 130 161 237 405 176 161 107 38">
          <text:p text:style-name="P2"/>
        </draw:path>
        <draw:path draw:style-name="gr1" draw:text-style-name="P1" draw:layer="layout" svg:width="1.781cm" svg:height="0.795cm" svg:x="10.589cm" svg:y="5.057cm" svg:viewBox="0 0 1782 796" svg:d="m0 796 176-100c176-100 237-397 237-397l92-184 84-115 92 199 84 406 46 130 61 61 92-69 130-459 84-230 46-15 115 214 137 245c0 0 192 214 184 214s122 77 122 77">
          <text:p text:style-name="P2"/>
        </draw:path>
        <draw:path draw:style-name="gr1" draw:text-style-name="P1" draw:layer="layout" svg:width="1.881cm" svg:height="0.765cm" svg:x="10.566cm" svg:y="3.695cm" svg:viewBox="0 0 1882 766" svg:d="m0 766c130-115 130-138 130-138l107-176 107-306 77-130 61 99 84 375 61 176 61 92 85-123 53-313 23-153 77-54 61 107 53 291 77 199 23 38 69-107 99-482 77-161 68 69 77 245 61 176 100 138 145 92 46 23">
          <text:p text:style-name="P2"/>
        </draw:path>
        <draw:path draw:style-name="gr1" draw:text-style-name="P1" draw:layer="layout" svg:width="1.162cm" svg:height="0.68cm" svg:x="10.336cm" svg:y="2.18cm" svg:viewBox="0 0 1163 681" svg:d="m0 674c168-76 322-329 322-329l107-283 61-62 53 69 62 253 46 252 45 84 16 23 84-99 38-299 46-130 38 23 54 153 92 291 30 54 69-46">
          <text:p text:style-name="P2"/>
        </draw:path>
        <draw:path draw:style-name="gr1" draw:text-style-name="P1" draw:layer="layout" svg:width="1.093cm" svg:height="0.688cm" svg:x="11.507cm" svg:y="2.18cm" svg:viewBox="0 0 1094 689" svg:d="m0 620c91-221 99-398 99-398l39-76 91 76 54 299 8 38 68 107 77-107 31-383 91-176 130 153 85 192 107 214 214 130">
          <text:p text:style-name="P2"/>
        </draw:path>
        <draw:line draw:style-name="gr2" draw:text-style-name="P1" draw:layer="layout" svg:x1="5.937cm" svg:y1="7.405cm" svg:x2="8.867cm" svg:y2="7.413cm">
          <text:p text:style-name="P2"/>
        </draw:line>
        <draw:line draw:style-name="gr2" draw:text-style-name="P1" draw:layer="layout" svg:x1="10.025cm" svg:y1="7.397cm" svg:x2="12.955cm" svg:y2="7.405cm">
          <text:p text:style-name="P2"/>
        </draw:line>
        <draw:line draw:style-name="gr2" draw:text-style-name="P1" draw:layer="layout" svg:x1="10.025cm" svg:y1="5.865cm" svg:x2="12.955cm" svg:y2="5.873cm">
          <text:p text:style-name="P2"/>
        </draw:line>
        <draw:line draw:style-name="gr2" draw:text-style-name="P1" draw:layer="layout" svg:x1="10.025cm" svg:y1="4.449cm" svg:x2="12.955cm" svg:y2="4.457cm">
          <text:p text:style-name="P2"/>
        </draw:line>
        <draw:line draw:style-name="gr2" draw:text-style-name="P1" draw:layer="layout" svg:x1="10.025cm" svg:y1="2.881cm" svg:x2="12.955cm" svg:y2="2.889cm">
          <text:p text:style-name="P2"/>
        </draw:line>
        <draw:line draw:style-name="gr2" draw:text-style-name="P1" draw:layer="layout" svg:x1="5.909cm" svg:y1="2.897cm" svg:x2="8.839cm" svg:y2="2.905cm">
          <text:p text:style-name="P2"/>
        </draw:line>
        <draw:line draw:style-name="gr2" draw:text-style-name="P1" draw:layer="layout" svg:x1="5.909cm" svg:y1="4.465cm" svg:x2="8.839cm" svg:y2="4.473cm">
          <text:p text:style-name="P2"/>
        </draw:line>
        <draw:line draw:style-name="gr2" draw:text-style-name="P1" draw:layer="layout" svg:x1="5.909cm" svg:y1="5.889cm" svg:x2="8.839cm" svg:y2="5.897cm">
          <text:p text:style-name="P2"/>
        </draw:line>
        <draw:path draw:style-name="gr3" draw:text-style-name="P1" draw:layer="layout" svg:width="2.065cm" svg:height="6.564cm" svg:x="6.319cm" svg:y="1.576cm" svg:viewBox="0 0 2066 6565" svg:d="m0 0c215 1944 245 2066 245 2066l306 2418 199 1163 123 459 107 352 107 107 122-77 184-811 229-1254 215-2066 229-2357">
          <text:p text:style-name="P2"/>
        </draw:path>
        <draw:path draw:style-name="gr3" draw:text-style-name="P1" draw:layer="layout" svg:width="2.065cm" svg:height="6.564cm" svg:x="10.419cm" svg:y="1.577cm" svg:viewBox="0 0 2066 6565" svg:d="m0 0c215 1944 245 2066 245 2066l306 2418 199 1163 123 459 107 352 107 107 122-77 184-811 229-1254 215-2066 229-2357">
          <text:p text:style-name="P2"/>
        </draw:path>
        <draw:frame draw:style-name="gr4" draw:text-style-name="P3" draw:layer="layout" svg:width="0.993cm" svg:height="0.924cm" svg:x="13.047cm" svg:y="6.941cm">
          <draw:text-box>
            <text:p text:style-name="P2"><text:span text:style-name="T1">E</text:span><text:span text:style-name="T2">0</text:span></text:p>
          </draw:text-box>
        </draw:frame>
        <draw:frame draw:style-name="gr4" draw:text-style-name="P3" draw:layer="layout" svg:width="0.993cm" svg:height="0.924cm" svg:x="13.048cm" svg:y="5.441cm">
          <draw:text-box>
            <text:p text:style-name="P2"><text:span text:style-name="T1">E</text:span><text:span text:style-name="T2">1</text:span></text:p>
          </draw:text-box>
        </draw:frame>
        <draw:frame draw:style-name="gr4" draw:text-style-name="P3" draw:layer="layout" svg:width="0.993cm" svg:height="0.924cm" svg:x="13.049cm" svg:y="4.041cm">
          <draw:text-box>
            <text:p text:style-name="P2"><text:span text:style-name="T1">E</text:span><text:span text:style-name="T2">2</text:span></text:p>
          </draw:text-box>
        </draw:frame>
        <draw:frame draw:style-name="gr4" draw:text-style-name="P3" draw:layer="layout" svg:width="0.993cm" svg:height="0.924cm" svg:x="13.05cm" svg:y="2.441cm">
          <draw:text-box>
            <text:p text:style-name="P2"><text:span text:style-name="T1">E</text:span><text:span text:style-name="T2">3</text:span></text:p>
          </draw:text-box>
        </draw:frame>
        <draw:frame draw:style-name="gr4" draw:text-style-name="P5" draw:layer="layout" svg:width="1.603cm" svg:height="0.806cm" svg:x="4.248cm" svg:y="7.041cm">
          <draw:text-box>
            <text:p text:style-name="P4"><text:span text:style-name="T1">v</text:span><text:span text:style-name="T3"> = 0</text:span></text:p>
          </draw:text-box>
        </draw:frame>
        <draw:frame draw:style-name="gr4" draw:text-style-name="P5" draw:layer="layout" svg:width="1.599cm" svg:height="0.806cm" svg:x="4.249cm" svg:y="5.441cm">
          <draw:text-box>
            <text:p text:style-name="P4"><text:span text:style-name="T1">v</text:span><text:span text:style-name="T3"> = 1</text:span></text:p>
          </draw:text-box>
        </draw:frame>
        <draw:frame draw:style-name="gr4" draw:text-style-name="P5" draw:layer="layout" svg:width="1.599cm" svg:height="0.806cm" svg:x="4.25cm" svg:y="4.041cm">
          <draw:text-box>
            <text:p text:style-name="P4"><text:span text:style-name="T1">v</text:span><text:span text:style-name="T3"> = 2</text:span></text:p>
          </draw:text-box>
        </draw:frame>
        <draw:frame draw:style-name="gr4" draw:text-style-name="P5" draw:layer="layout" svg:width="1.599cm" svg:height="0.806cm" svg:x="4.251cm" svg:y="2.441cm">
          <draw:text-box>
            <text:p text:style-name="P4"><text:span text:style-name="T1">v</text:span><text:span text:style-name="T3"> = 3</text:span></text:p>
          </draw:text-box>
        </draw:frame>
        <draw:frame draw:style-name="gr4" draw:text-style-name="P6" draw:layer="layout" svg:width="0.938cm" svg:height="1.081cm" svg:x="6.93cm" svg:y="8.251cm">
          <draw:text-box>
            <text:p text:style-name="P2"><text:span text:style-name="T4">y</text:span></text:p>
          </draw:text-box>
        </draw:frame>
        <draw:frame draw:style-name="gr4" draw:text-style-name="P6" draw:layer="layout" svg:width="1.378cm" svg:height="1.081cm" svg:x="11.03cm" svg:y="8.252cm">
          <draw:text-box>
            <text:p text:style-name="P2"><text:span text:style-name="T4">|y|</text:span><text:span text:style-name="T5">2</text:span></text:p>
          </draw:text-box>
        </draw:frame>
        <draw:line draw:style-name="gr5" draw:text-style-name="P1" draw:layer="layout" svg:x1="3.336cm" svg:y1="1.531cm" svg:x2="3.351cm" svg:y2="8.141cm">
          <text:p text:style-name="P2"/>
        </draw:line>
        <draw:frame draw:style-name="gr4" draw:text-style-name="P7" draw:layer="layout" svg:width="0.925cm" svg:height="0.962cm" svg:x="2.095cm" svg:y="1.718cm">
          <draw:text-box>
            <text:p text:style-name="P2"><text:span text:style-name="T6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23T01:27:53</meta:creation-date>
    <dc:creator>Jussi Eloranta</dc:creator>
    <dc:date>2007-12-23T03:31:25</dc:date>
    <meta:editing-cycles>18</meta:editing-cycles>
    <meta:editing-duration>PT37M17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